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like fairy tales. My favourite is ‘Snow White and the Seven Dwarfs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meta:document-statistic meta:table-count="0" meta:image-count="0" meta:object-count="0" meta:page-count="1" meta:paragraph-count="1" meta:word-count="14" meta:character-count="70"/>
    <dc:date>2010-09-28T12:23:05</dc:date>
    <dc:creator>Angelo Di Iorio</dc:creator>
    <meta:editing-duration>PT00H01M18S</meta:editing-duration>
    <meta:editing-cycles>1</meta:editing-cycles>
    <meta:generator>OpenOffice.org/3.2$Unix OpenOffice.org_project/320m12$Build-9483</meta:generator>
  </office:meta>
</office:document-meta>
</file>